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>P</mi>
        <mo stretchy="false">=</mo>
        <mrow>
          <munderover>
            <mo stretchy="false">∑</mo>
            <mrow>
              <mi>n</mi>
              <mo stretchy="false">=</mo>
              <msub>
                <mi>λ</mi>
                <mn>1</mn>
              </msub>
            </mrow>
            <msub>
              <mi>λ</mi>
              <mn>2</mn>
            </msub>
          </munderover>
          <mrow>
            <mo fence="true" stretchy="false">[</mo>
            <mrow>
              <msup>
                <mn>10</mn>
                <mrow>
                  <mi>n</mi>
                  <mtext>⌊</mtext>
                  <mi>log</mi>
                  <mrow>
                    <mo fence="true" stretchy="true">|</mo>
                    <mrow>
                      <mi>N</mi>
                    </mrow>
                    <mo fence="true" stretchy="true">|</mo>
                  </mrow>
                  <mrow>
                    <mtext>⌋</mtext>
                    <mo stretchy="false">+</mo>
                    <mi>n</mi>
                  </mrow>
                </mrow>
              </msup>
            </mrow>
            <mo fence="true" stretchy="false">]</mo>
          </mrow>
        </mrow>
      </mrow>
      <mrow>
        <mo fence="true" stretchy="false">(</mo>
        <mrow>
          <mi>N</mi>
        </mrow>
        <mo fence="true" stretchy="false">)</mo>
      </mrow>
    </mrow>
    <annotation encoding="StarMath 5.0">P = sum from n = λ_1 to λ_2 [ 10 ^ {
n "⌊" log abs N "⌋" + n } ] ( N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08:02:06.647417336</meta:creation-date>
    <dc:date>2019-01-02T08:57:04.463450724</dc:date>
    <meta:editing-duration>PT13M4S</meta:editing-duration>
    <meta:editing-cycles>2</meta:editing-cycles>
    <meta:generator>LibreOffice/6.1.4.2$Linux_X86_64 LibreOffice_project/9d0f32d1f0b509096fd65e0d4bec26ddd1938fd3</meta:generator>
  </office:meta>
</office:document-meta>
</file>